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2074" officeooo:paragraph-rsid="000a207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color="#3465a4"/>
    </style:style>
    <style:style style:name="T7" style:family="text">
      <style:text-properties fo:color="#3465a4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hotel</text:span>(<text:span text:style-name="T2">hotel_id,</text:span>hotel_name,<text:span text:style-name="T3">#type_id</text:span>) ;</text:p>
      <text:p text:style-name="P1"><text:span text:style-name="T7">type</text:span>(<text:span text:style-name="T2">type_id,</text:span>type_name) ;</text:p>
      <text:p text:style-name="P1"><text:span text:style-name="T7">room</text:span>(<text:span text:style-name="T2">room_id</text:span>,floor,<text:span text:style-name="T3">#hotel_id,#category_id</text:span>) ;</text:p>
      <text:p text:style-name="P1"><text:span text:style-name="T7">category</text:span>(<text:span text:style-name="T2">category_id</text:span>,category_name,price,beds_numbers) ;</text:p>
      <text:p text:style-name="P1"><text:span text:style-name="T7">employee</text:span>(<text:span text:style-name="T2">employee_id</text:span>,employee_name,employee_Speciality,<text:span text:style-name="T3">#hotel_id,#employee_id</text:span>) ;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9T18:43:34.929390507</meta:creation-date>
    <dc:date>2021-08-09T18:56:08.183406512</dc:date>
    <meta:editing-duration>PT2M22S</meta:editing-duration>
    <meta:editing-cycles>1</meta:editing-cycles>
    <meta:document-statistic meta:table-count="0" meta:image-count="0" meta:object-count="0" meta:page-count="1" meta:paragraph-count="5" meta:word-count="10" meta:character-count="242" meta:non-whitespace-character-count="237"/>
    <meta:generator>LibreOffice/6.4.7.2$Linux_X86_64 LibreOffice_project/40$Build-2</meta:generator>
  </office:meta>
</office:document-meta>
</file>